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addMimeType(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dataHelper.addMetadata( Object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setPayloadValue( Object payloa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SocketRequestValues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RequestValues.get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RequestValues.RSocketRequestValues( @ Nullable String route , @ Nullable List &lt; Object &gt; routeVariables , @ Nullable MetadataHelper metadataHelper , @ Nullable Object payloadValue , @ Nullable Publisher &lt; ? &gt; payload , @ Nullable ParameterizedTypeReference &lt; ? &gt; payloadElem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ilder.setRoute( String ro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addMetadata( Object meta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ocketRequestValues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RequestValues.getPayload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elper.addMimeType(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setPayload( P payload , ParameterizedTypeReference &lt; T &gt; elementTy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SocketRequestValues.getRout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elper.to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adataHel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RequestValues.builder( @ Nullable String ro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@ Nullable String ro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addRouteVariable( Object vari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ocketRequestValues.getPayloa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